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erif" fo:font-size="11pt" style:font-size-asian="11pt" style:font-size-complex="11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ext-properties fo:color="#000000" style:font-name="Liberation Serif" fo:font-size="11pt" style:font-name-asian="Ubuntu" style:font-size-asian="11pt" style:font-name-complex="Ubuntu" style:font-size-complex="11pt"/>
    </style:style>
    <style:style style:name="ce5" style:family="table-cell" style:parent-style-name="Default">
      <style:text-properties fo:color="#000000" style:font-name="Liberation Serif" fo:font-size="11pt" style:font-name-asian="Ubuntu" style:font-size-asian="10.5pt" style:font-name-complex="Ubuntu" style:font-size-complex="10.5pt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asian="10.5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Ubuntu" style:font-name-asian="Ubuntu" style:language-asian="zh" style:country-asian="CN" style:language-complex="hi" style:country-complex="IN" fo:language="es" fo:country="ES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size-complex="10.5pt"/>
    </style:style>
    <style:style style:name="T3" style:family="text">
      <style:text-properties style:language-complex="hi" style:country-complex="IN" style:font-size-asian="10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font-name-asian="Ubuntu" style:font-name-complex="Ubuntu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36.47mm" svg:y="1mm">
            <draw:object draw:notify-on-update-of-ranges="Hoja1.A1:Hoja1.A1 Hoja1.A2:Hoja1.A6 Hoja1.B1:Hoja1.B1 Hoja1.B2:Hoja1.B6 Hoja1.C1:Hoja1.C1 Hoja1.C2:Hoja1.C6 Hoja1.E1:Hoja1.E1 Hoja1.E2:Hoja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6.17mm" svg:y="2.92mm">
            <draw:object draw:notify-on-update-of-ranges="Hoja1.A1:Hoja1.A1 Hoja1.A2:Hoja1.A6 Hoja1.D1:Hoja1.D1 Hoja1.D2:Hoja1.D6 Hoja1.A1:Hoja1.A1 Hoja1.A2:Hoja1.A6 Hoja1.F1:Hoja1.F1 Hoja1.F2:Hoja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6.03mm" svg:y="95.64mm">
            <draw:object draw:notify-on-update-of-ranges="Hoja1.A23:Hoja1.A27 Hoja1.A23:Hoja1.A27 Hoja1.B22:Hoja1.B22 Hoja1.B23:Hoja1.B27 Hoja1.A23:Hoja1.A27 Hoja1.C22:Hoja1.C22 Hoja1.C23:Hoja1.C27 Hoja1.A23:Hoja1.A27 Hoja1.E22:Hoja1.E22 Hoja1.E23:Hoja1.E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93.52mm" svg:y="95.1mm">
            <draw:object draw:notify-on-update-of-ranges="Hoja1.A22:Hoja1.A22 Hoja1.A23:Hoja1.A27 Hoja1.D22:Hoja1.D22 Hoja1.D23:Hoja1.D27 Hoja1.A22:Hoja1.A22 Hoja1.A23:Hoja1.A27 Hoja1.F22:Hoja1.F22 Hoja1.F23:Hoja1.F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(P = 1) (sec.) </text:p>
          </table:table-cell>
          <table:table-cell table:style-name="ce1" office:value-type="string" calcext:value-type="string">
            <text:p>TP(P = 4) </text:p>
          </table:table-cell>
          <table:table-cell table:style-name="ce1" office:value-type="string" calcext:value-type="string">
            <text:p><text:span text:style-name="T1">S(P = 4)  </text:span></text:p>
          </table:table-cell>
          <table:table-cell table:style-name="ce4" office:value-type="string" calcext:value-type="string">
            <text:p><text:span text:style-name="T2">TP(P = 9) </text:span></text:p>
          </table:table-cell>
          <table:table-cell table:style-name="ce5" office:value-type="string" calcext:value-type="string">
            <text:p><text:span text:style-name="T3"> S(P = 9)</text:span>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116928" calcext:value-type="float">
            <text:p>0,116928</text:p>
          </table:table-cell>
          <table:table-cell office:value-type="float" office:value="0.0358327" calcext:value-type="float">
            <text:p>0,0358327</text:p>
          </table:table-cell>
          <table:table-cell table:style-name="ce3" table:formula="of:=[.B2]/[.C2]" office:value-type="float" office:value="3.26316465128221" calcext:value-type="float">
            <text:p>3,26316465128221</text:p>
          </table:table-cell>
          <table:table-cell office:value-type="float" office:value="0.0292657" calcext:value-type="float">
            <text:p>0,0292657</text:p>
          </table:table-cell>
          <table:table-cell table:style-name="ce3" table:formula="of:=[.B2]/[.E2]" office:value-type="float" office:value="3.99539392531188" calcext:value-type="float">
            <text:p>3,99539392531188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79253" calcext:value-type="float">
            <text:p>0,79253</text:p>
          </table:table-cell>
          <table:table-cell office:value-type="float" office:value="0.181118" calcext:value-type="float">
            <text:p>0,181118</text:p>
          </table:table-cell>
          <table:table-cell table:style-name="ce3" table:formula="of:=[.B3]/[.C3]" office:value-type="float" office:value="4.37576607515542" calcext:value-type="float">
            <text:p>4,37576607515542</text:p>
          </table:table-cell>
          <table:table-cell office:value-type="float" office:value="0.246395" calcext:value-type="float">
            <text:p>0,246395</text:p>
          </table:table-cell>
          <table:table-cell table:style-name="ce3" table:formula="of:=[.B3]/[.E3]" office:value-type="float" office:value="3.21650195823779" calcext:value-type="float">
            <text:p>3,21650195823779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.4924" calcext:value-type="float">
            <text:p>1,4924</text:p>
          </table:table-cell>
          <table:table-cell office:value-type="float" office:value="0.334012" calcext:value-type="float">
            <text:p>0,334012</text:p>
          </table:table-cell>
          <table:table-cell table:style-name="ce3" table:formula="of:=[.B4]/[.C4]" office:value-type="float" office:value="4.46810294240925" calcext:value-type="float">
            <text:p>4,46810294240925</text:p>
          </table:table-cell>
          <table:table-cell office:value-type="float" office:value="0.474063" calcext:value-type="float">
            <text:p>0,474063</text:p>
          </table:table-cell>
          <table:table-cell table:style-name="ce3" table:formula="of:=[.B4]/[.E4]" office:value-type="float" office:value="3.14810478776028" calcext:value-type="float">
            <text:p>3,14810478776028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2.60886" calcext:value-type="float">
            <text:p>2,60886</text:p>
          </table:table-cell>
          <table:table-cell office:value-type="float" office:value="0.606349" calcext:value-type="float">
            <text:p>0,606349</text:p>
          </table:table-cell>
          <table:table-cell table:style-name="ce3" table:formula="of:=[.B5]/[.C5]" office:value-type="float" office:value="4.30257162129401" calcext:value-type="float">
            <text:p>4,30257162129401</text:p>
          </table:table-cell>
          <table:table-cell office:value-type="float" office:value="0.850526" calcext:value-type="float">
            <text:p>0,850526</text:p>
          </table:table-cell>
          <table:table-cell table:style-name="ce3" table:formula="of:=[.B5]/[.E5]" office:value-type="float" office:value="3.0673489111444" calcext:value-type="float">
            <text:p>3,0673489111444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2.3818" calcext:value-type="float">
            <text:p>12,3818</text:p>
          </table:table-cell>
          <table:table-cell office:value-type="float" office:value="3.51251" calcext:value-type="float">
            <text:p>3,51251</text:p>
          </table:table-cell>
          <table:table-cell table:style-name="ce3" table:formula="of:=[.B6]/[.C6]" office:value-type="float" office:value="3.52505757990725" calcext:value-type="float">
            <text:p>3,52505757990725</text:p>
          </table:table-cell>
          <table:table-cell office:value-type="float" office:value="4.05643" calcext:value-type="float">
            <text:p>4,05643</text:p>
          </table:table-cell>
          <table:table-cell table:style-name="ce3" table:formula="of:=[.B6]/[.E6]" office:value-type="float" office:value="3.05238843022066" calcext:value-type="float">
            <text:p>3,05238843022066</text:p>
          </table:table-cell>
          <table:table-cell/>
        </table:table-row>
        <table:table-row table:style-name="ro2" table:number-rows-repeated="15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(P = 1) (sec.) </text:p>
          </table:table-cell>
          <table:table-cell table:style-name="ce1" office:value-type="string" calcext:value-type="string">
            <text:p>TP(P = 4) </text:p>
          </table:table-cell>
          <table:table-cell table:style-name="ce1" office:value-type="string" calcext:value-type="string">
            <text:p><text:span text:style-name="T1">S(P = 4)  </text:span></text:p>
          </table:table-cell>
          <table:table-cell table:style-name="ce4" office:value-type="string" calcext:value-type="string">
            <text:p><text:span text:style-name="T2">TP(P = 9) </text:span></text:p>
          </table:table-cell>
          <table:table-cell table:style-name="ce5" office:value-type="string" calcext:value-type="string">
            <text:p><text:span text:style-name="T3"> S(P = 9)</text:span>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116928" calcext:value-type="float">
            <text:p>0,116928</text:p>
          </table:table-cell>
          <table:table-cell table:style-name="ce2" office:value-type="float" office:value="0.0428627" calcext:value-type="float">
            <text:p>0,0428627</text:p>
          </table:table-cell>
          <table:table-cell table:style-name="ce3" table:formula="of:=[.B23]/[.C23]" office:value-type="float" office:value="2.72796627370651" calcext:value-type="float">
            <text:p>2,72796627370651</text:p>
          </table:table-cell>
          <table:table-cell table:style-name="ce2" office:value-type="float" office:value="0.138794" calcext:value-type="float">
            <text:p>0,138794</text:p>
          </table:table-cell>
          <table:table-cell table:style-name="ce3" table:formula="of:=[.B23]/[.E23]" office:value-type="float" office:value="0.842457166736314" calcext:value-type="float">
            <text:p>0,842457166736314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79253" calcext:value-type="float">
            <text:p>0,79253</text:p>
          </table:table-cell>
          <table:table-cell table:style-name="ce2" office:value-type="float" office:value="0.154089" calcext:value-type="float">
            <text:p>0,154089</text:p>
          </table:table-cell>
          <table:table-cell table:style-name="ce3" table:formula="of:=[.B24]/[.C24]" office:value-type="float" office:value="5.14332625949938" calcext:value-type="float">
            <text:p>5,14332625949938</text:p>
          </table:table-cell>
          <table:table-cell table:style-name="ce2" office:value-type="float" office:value="0.314146" calcext:value-type="float">
            <text:p>0,314146</text:p>
          </table:table-cell>
          <table:table-cell table:style-name="ce3" table:formula="of:=[.B24]/[.E24]" office:value-type="float" office:value="2.52280786640607" calcext:value-type="float">
            <text:p>2,52280786640607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.4924" calcext:value-type="float">
            <text:p>1,4924</text:p>
          </table:table-cell>
          <table:table-cell table:style-name="ce2" office:value-type="float" office:value="0.295441" calcext:value-type="float">
            <text:p>0,295441</text:p>
          </table:table-cell>
          <table:table-cell table:style-name="ce3" table:formula="of:=[.B25]/[.C25]" office:value-type="float" office:value="5.05143158870976" calcext:value-type="float">
            <text:p>5,05143158870976</text:p>
          </table:table-cell>
          <table:table-cell table:style-name="ce2" office:value-type="float" office:value="0.57287" calcext:value-type="float">
            <text:p>0,57287</text:p>
          </table:table-cell>
          <table:table-cell table:style-name="ce3" table:formula="of:=[.B25]/[.E25]" office:value-type="float" office:value="2.60512856319933" calcext:value-type="float">
            <text:p>2,60512856319933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2.60886" calcext:value-type="float">
            <text:p>2,60886</text:p>
          </table:table-cell>
          <table:table-cell table:style-name="ce2" office:value-type="float" office:value="0.493649" calcext:value-type="float">
            <text:p>0,493649</text:p>
          </table:table-cell>
          <table:table-cell table:style-name="ce3" table:formula="of:=[.B26]/[.C26]" office:value-type="float" office:value="5.2848481410881" calcext:value-type="float">
            <text:p>5,2848481410881</text:p>
          </table:table-cell>
          <table:table-cell table:style-name="ce2" office:value-type="float" office:value="0.742957" calcext:value-type="float">
            <text:p>0,742957</text:p>
          </table:table-cell>
          <table:table-cell table:style-name="ce3" table:formula="of:=[.B26]/[.E26]" office:value-type="float" office:value="3.51145490250445" calcext:value-type="float">
            <text:p>3,51145490250445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2.3818" calcext:value-type="float">
            <text:p>12,3818</text:p>
          </table:table-cell>
          <table:table-cell table:style-name="ce2" office:value-type="float" office:value="3.07869" calcext:value-type="float">
            <text:p>3,07869</text:p>
          </table:table-cell>
          <table:table-cell table:style-name="ce3" table:formula="of:=[.B27]/[.C27]" office:value-type="float" office:value="4.02177549542175" calcext:value-type="float">
            <text:p>4,02177549542175</text:p>
          </table:table-cell>
          <table:table-cell table:style-name="ce2" office:value-type="float" office:value="3.71489" calcext:value-type="float">
            <text:p>3,71489</text:p>
          </table:table-cell>
          <table:table-cell table:style-name="ce3" table:formula="of:=[.B27]/[.E27]" office:value-type="float" office:value="3.33301928186299" calcext:value-type="float">
            <text:p>3,33301928186299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5"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7:38:35.821938275</meta:creation-date>
    <dc:date>2020-05-05T18:18:07.295933873</dc:date>
    <meta:editing-duration>PT17M59S</meta:editing-duration>
    <meta:editing-cycles>2</meta:editing-cycles>
    <meta:generator>LibreOffice/6.0.7.3$Linux_X86_64 LibreOffice_project/00m0$Build-3</meta:generator>
    <meta:document-statistic meta:table-count="1" meta:cell-count="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Comparación tiempo 1D y secuencial</text:p>
        </chart:title>
        <chart:legend chart:legend-position="end" svg:x="12.301cm" svg:y="3.703cm" style:legend-expansion="high" chart:style-name="ch3"/>
        <chart:plot-area chart:style-name="ch4" table:cell-range-address="Hoja1.A1:Hoja1.C6 Hoja1.E1:Hoja1.E6" chart:data-source-has-labels="both" svg:x="1.331cm" svg:y="1.275cm" svg:width="10.65cm" svg:height="6.564cm">
          <chartooo:coordinate-region svg:x="1.767cm" svg:y="1.474cm" svg:width="9.657cm" svg:height="5.718cm"/>
          <chart:axis chart:dimension="x" chart:name="primary-x" chart:style-name="ch5" chartooo:axis-type="auto">
            <chart:title svg:x="5.011cm" svg:y="8.019cm" chart:style-name="ch6">
              <text:p>Tamaño del problema</text:p>
            </chart:title>
            <chart:categories table:cell-range-address="Hoja1.A2:Hoja1.A6"/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6" chart:label-cell-address="Hoja1.B1:Hoja1.B1" chart:class="chart:scatter">
            <chart:domain table:cell-range-address="Hoja1.A2:Hoja1.A6"/>
            <chart:data-point chart:repeated="5"/>
          </chart:series>
          <chart:series chart:style-name="ch10" chart:values-cell-range-address="Hoja1.C2:Hoja1.C6" chart:label-cell-address="Hoja1.C1:Hoja1.C1" chart:class="chart:scatter">
            <chart:data-point chart:repeated="5"/>
          </chart:series>
          <chart:series chart:style-name="ch11" chart:values-cell-range-address="Hoja1.E2:Hoja1.E6" chart:label-cell-address="Hoja1.E1:Hoja1.E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P = 1) (sec.) </text:p>
                <draw:g>
                  <svg:desc>Hoja1.B1:Hoja1.B1</svg:desc>
                </draw:g>
              </table:table-cell>
              <table:table-cell office:value-type="string">
                <text:p>TP(P = 4) </text:p>
                <draw:g>
                  <svg:desc>Hoja1.C1:Hoja1.C1</svg:desc>
                </draw:g>
              </table:table-cell>
              <table:table-cell office:value-type="string">
                <text:p>TP(P = 9) 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360">
                <text:p>360</text:p>
                <draw:g>
                  <svg:desc>Hoja1.A2:Hoja1.A6</svg:desc>
                </draw:g>
              </table:table-cell>
              <table:table-cell office:value-type="float" office:value="0.116928">
                <text:p>0.116928</text:p>
                <draw:g>
                  <svg:desc>Hoja1.B2:Hoja1.B6</svg:desc>
                </draw:g>
              </table:table-cell>
              <table:table-cell office:value-type="float" office:value="0.0358327">
                <text:p>0.0358327</text:p>
                <draw:g>
                  <svg:desc>Hoja1.C2:Hoja1.C6</svg:desc>
                </draw:g>
              </table:table-cell>
              <table:table-cell office:value-type="float" office:value="0.0292657">
                <text:p>0.0292657</text:p>
                <draw:g>
                  <svg:desc>Hoja1.E2:Hoja1.E6</svg:desc>
                </draw:g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79253">
                <text:p>0.79253</text:p>
              </table:table-cell>
              <table:table-cell office:value-type="float" office:value="0.181118">
                <text:p>0.181118</text:p>
              </table:table-cell>
              <table:table-cell office:value-type="float" office:value="0.246395">
                <text:p>0.24639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4924">
                <text:p>1.4924</text:p>
              </table:table-cell>
              <table:table-cell office:value-type="float" office:value="0.334012">
                <text:p>0.334012</text:p>
              </table:table-cell>
              <table:table-cell office:value-type="float" office:value="0.474063">
                <text:p>0.47406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2.60886">
                <text:p>2.60886</text:p>
              </table:table-cell>
              <table:table-cell office:value-type="float" office:value="0.606349">
                <text:p>0.606349</text:p>
              </table:table-cell>
              <table:table-cell office:value-type="float" office:value="0.850526">
                <text:p>0.85052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.3818">
                <text:p>12.3818</text:p>
              </table:table-cell>
              <table:table-cell office:value-type="float" office:value="3.51251">
                <text:p>3.51251</text:p>
              </table:table-cell>
              <table:table-cell office:value-type="float" office:value="4.05643">
                <text:p>4.05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82cm" svg:y="0.316cm" chart:style-name="ch2">
          <text:p>Ganancia de Floyd 1D contra Secuencial</text:p>
        </chart:title>
        <chart:legend chart:legend-position="end" svg:x="13.148cm" svg:y="3.952cm" style:legend-expansion="high" chart:style-name="ch3"/>
        <chart:plot-area chart:style-name="ch4" table:cell-range-address="Hoja1.A1:Hoja1.A6 Hoja1.D1:Hoja1.D6 Hoja1.F1:Hoja1.F6" chart:data-source-has-labels="row" svg:x="1.331cm" svg:y="1.275cm" svg:width="11.497cm" svg:height="6.564cm">
          <chartooo:coordinate-region svg:x="2.058cm" svg:y="1.474cm" svg:width="10.399cm" svg:height="5.718cm"/>
          <chart:axis chart:dimension="x" chart:name="primary-x" chart:style-name="ch5">
            <chart:title svg:x="5.434cm" svg:y="8.019cm" chart:style-name="ch6">
              <text:p>Tamaño del problema</text:p>
            </chart:title>
          </chart:axis>
          <chart:axis chart:dimension="y" chart:name="primary-y" chart:style-name="ch5">
            <chart:title svg:x="0.451cm" svg:y="5.315cm" chart:style-name="ch7">
              <text:p>Ganancia</text:p>
            </chart:title>
            <chart:grid chart:style-name="ch8" chart:class="major"/>
          </chart:axis>
          <chart:series chart:style-name="ch9" chart:values-cell-range-address="Hoja1.D2:Hoja1.D6" chart:label-cell-address="Hoja1.D1:Hoja1.D1" chart:class="chart:scatter">
            <chart:domain table:cell-range-address="Hoja1.A2:Hoja1.A6"/>
            <chart:data-point chart:repeated="5"/>
          </chart:series>
          <chart:series chart:style-name="ch10" chart:values-cell-range-address="Hoja1.F2:Hoja1.F6" chart:label-cell-address="Hoja1.F1:Hoja1.F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(P = 4)  </text:p>
                <draw:g>
                  <svg:desc>Hoja1.D1:Hoja1.D1</svg:desc>
                </draw:g>
              </table:table-cell>
              <table:table-cell office:value-type="string">
                <text:p> S(P = 9)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  <draw:g>
                  <svg:desc>Hoja1.A2:Hoja1.A6</svg:desc>
                </draw:g>
              </table:table-cell>
              <table:table-cell office:value-type="float" office:value="3.26316465128221">
                <text:p>3.26316465128221</text:p>
                <draw:g>
                  <svg:desc>Hoja1.D2:Hoja1.D6</svg:desc>
                </draw:g>
              </table:table-cell>
              <table:table-cell office:value-type="float" office:value="3.99539392531188">
                <text:p>3.99539392531188</text:p>
                <draw:g>
                  <svg:desc>Hoja1.F2:Hoja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0">
                <text:p>720</text:p>
              </table:table-cell>
              <table:table-cell office:value-type="float" office:value="4.37576607515542">
                <text:p>4.37576607515542</text:p>
              </table:table-cell>
              <table:table-cell office:value-type="float" office:value="3.21650195823779">
                <text:p>3.21650195823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4.46810294240925">
                <text:p>4.46810294240925</text:p>
              </table:table-cell>
              <table:table-cell office:value-type="float" office:value="3.14810478776028">
                <text:p>3.14810478776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">
                <text:p>1080</text:p>
              </table:table-cell>
              <table:table-cell office:value-type="float" office:value="4.30257162129401">
                <text:p>4.30257162129401</text:p>
              </table:table-cell>
              <table:table-cell office:value-type="float" office:value="3.0673489111444">
                <text:p>3.0673489111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3.52505757990725">
                <text:p>3.52505757990725</text:p>
              </table:table-cell>
              <table:table-cell office:value-type="float" office:value="3.05238843022066">
                <text:p>3.05238843022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4.226cm" svg:y="0.316cm" chart:style-name="ch2">
          <text:p>Comparación tiempo 2D y secuencial</text:p>
        </chart:title>
        <chart:legend chart:legend-position="end" svg:x="12.301cm" svg:y="3.703cm" style:legend-expansion="high" chart:style-name="ch3"/>
        <chart:plot-area chart:style-name="ch4" table:cell-range-address="Hoja1.A23:Hoja1.C27 Hoja1.A22:Hoja1.C22 Hoja1.E22:Hoja1.E27" chart:data-source-has-labels="both" svg:x="1.331cm" svg:y="1.275cm" svg:width="10.65cm" svg:height="6.564cm">
          <chartooo:coordinate-region svg:x="1.767cm" svg:y="1.474cm" svg:width="9.657cm" svg:height="5.718cm"/>
          <chart:axis chart:dimension="x" chart:name="primary-x" chart:style-name="ch5" chartooo:axis-type="auto">
            <chart:title svg:x="5.011cm" svg:y="8.019cm" chart:style-name="ch6">
              <text:p>Tamaño del problema</text:p>
            </chart:title>
            <chart:categories table:cell-range-address="Hoja1.A23:Hoja1.A27"/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B23:Hoja1.B27" chart:label-cell-address="Hoja1.B22:Hoja1.B22" chart:class="chart:scatter">
            <chart:domain table:cell-range-address="Hoja1.A23:Hoja1.A27"/>
            <chart:data-point chart:repeated="5"/>
          </chart:series>
          <chart:series chart:style-name="ch10" chart:values-cell-range-address="Hoja1.C23:Hoja1.C27" chart:label-cell-address="Hoja1.C22:Hoja1.C22" chart:class="chart:scatter">
            <chart:data-point chart:repeated="5"/>
          </chart:series>
          <chart:series chart:style-name="ch11" chart:values-cell-range-address="Hoja1.E23:Hoja1.E27" chart:label-cell-address="Hoja1.E22:Hoja1.E2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(P = 1) (sec.) </text:p>
                <draw:g>
                  <svg:desc>Hoja1.B22:Hoja1.B22</svg:desc>
                </draw:g>
              </table:table-cell>
              <table:table-cell office:value-type="string">
                <text:p>TP(P = 4) </text:p>
                <draw:g>
                  <svg:desc>Hoja1.C22:Hoja1.C22</svg:desc>
                </draw:g>
              </table:table-cell>
              <table:table-cell office:value-type="string">
                <text:p>TP(P = 9) </text:p>
                <draw:g>
                  <svg:desc>Hoja1.E22:Hoja1.E22</svg:desc>
                </draw:g>
              </table:table-cell>
            </table:table-row>
          </table:table-header-rows>
          <table:table-rows>
            <table:table-row>
              <table:table-cell office:value-type="float" office:value="360">
                <text:p>360</text:p>
                <draw:g>
                  <svg:desc>Hoja1.A23:Hoja1.A27</svg:desc>
                </draw:g>
              </table:table-cell>
              <table:table-cell office:value-type="float" office:value="360">
                <text:p>360</text:p>
                <draw:g>
                  <svg:desc>Hoja1.A23:Hoja1.A27</svg:desc>
                </draw:g>
              </table:table-cell>
              <table:table-cell office:value-type="float" office:value="0.116928">
                <text:p>0.116928</text:p>
                <draw:g>
                  <svg:desc>Hoja1.B23:Hoja1.B27</svg:desc>
                </draw:g>
              </table:table-cell>
              <table:table-cell office:value-type="float" office:value="0.0428627">
                <text:p>0.0428627</text:p>
                <draw:g>
                  <svg:desc>Hoja1.C23:Hoja1.C27</svg:desc>
                </draw:g>
              </table:table-cell>
              <table:table-cell office:value-type="float" office:value="0.138794">
                <text:p>0.138794</text:p>
                <draw:g>
                  <svg:desc>Hoja1.E23:Hoja1.E27</svg:desc>
                </draw:g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79253">
                <text:p>0.79253</text:p>
              </table:table-cell>
              <table:table-cell office:value-type="float" office:value="0.154089">
                <text:p>0.154089</text:p>
              </table:table-cell>
              <table:table-cell office:value-type="float" office:value="0.314146">
                <text:p>0.3141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4924">
                <text:p>1.4924</text:p>
              </table:table-cell>
              <table:table-cell office:value-type="float" office:value="0.295441">
                <text:p>0.295441</text:p>
              </table:table-cell>
              <table:table-cell office:value-type="float" office:value="0.57287">
                <text:p>0.5728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2.60886">
                <text:p>2.60886</text:p>
              </table:table-cell>
              <table:table-cell office:value-type="float" office:value="0.493649">
                <text:p>0.493649</text:p>
              </table:table-cell>
              <table:table-cell office:value-type="float" office:value="0.742957">
                <text:p>0.74295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12.3818">
                <text:p>12.3818</text:p>
              </table:table-cell>
              <table:table-cell office:value-type="float" office:value="3.07869">
                <text:p>3.07869</text:p>
              </table:table-cell>
              <table:table-cell office:value-type="float" office:value="3.71489">
                <text:p>3.714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82cm" svg:y="0.316cm" chart:style-name="ch2">
          <text:p>Ganancia de Floyd 2D contra Secuencial</text:p>
        </chart:title>
        <chart:legend chart:legend-position="end" svg:x="13.148cm" svg:y="3.952cm" style:legend-expansion="high" chart:style-name="ch3"/>
        <chart:plot-area chart:style-name="ch4" table:cell-range-address="Hoja1.A22:Hoja1.A27 Hoja1.D22:Hoja1.D27 Hoja1.F22:Hoja1.F27" chart:data-source-has-labels="row" svg:x="1.331cm" svg:y="1.275cm" svg:width="11.497cm" svg:height="6.564cm">
          <chartooo:coordinate-region svg:x="1.767cm" svg:y="1.474cm" svg:width="10.689cm" svg:height="5.718cm"/>
          <chart:axis chart:dimension="x" chart:name="primary-x" chart:style-name="ch5">
            <chart:title svg:x="5.434cm" svg:y="8.019cm" chart:style-name="ch6">
              <text:p>Tamaño del problema</text:p>
            </chart:title>
          </chart:axis>
          <chart:axis chart:dimension="y" chart:name="primary-y" chart:style-name="ch5">
            <chart:title svg:x="0.451cm" svg:y="5.315cm" chart:style-name="ch7">
              <text:p>Ganancia</text:p>
            </chart:title>
            <chart:grid chart:style-name="ch8" chart:class="major"/>
          </chart:axis>
          <chart:series chart:style-name="ch9" chart:values-cell-range-address="Hoja1.D23:Hoja1.D27" chart:label-cell-address="Hoja1.D22:Hoja1.D22" chart:class="chart:scatter">
            <chart:domain table:cell-range-address="Hoja1.A23:Hoja1.A27"/>
            <chart:data-point chart:repeated="5"/>
          </chart:series>
          <chart:series chart:style-name="ch10" chart:values-cell-range-address="Hoja1.F23:Hoja1.F27" chart:label-cell-address="Hoja1.F22:Hoja1.F2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(P = 4)  </text:p>
                <draw:g>
                  <svg:desc>Hoja1.D22:Hoja1.D22</svg:desc>
                </draw:g>
              </table:table-cell>
              <table:table-cell office:value-type="string">
                <text:p> S(P = 9)</text:p>
                <draw:g>
                  <svg:desc>Hoja1.F22:Hoja1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  <draw:g>
                  <svg:desc>Hoja1.A23:Hoja1.A27</svg:desc>
                </draw:g>
              </table:table-cell>
              <table:table-cell office:value-type="float" office:value="2.72796627370651">
                <text:p>2.72796627370651</text:p>
                <draw:g>
                  <svg:desc>Hoja1.D23:Hoja1.D27</svg:desc>
                </draw:g>
              </table:table-cell>
              <table:table-cell office:value-type="float" office:value="0.842457166736314">
                <text:p>0.842457166736314</text:p>
                <draw:g>
                  <svg:desc>Hoja1.F23:Hoja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0">
                <text:p>720</text:p>
              </table:table-cell>
              <table:table-cell office:value-type="float" office:value="5.14332625949938">
                <text:p>5.14332625949938</text:p>
              </table:table-cell>
              <table:table-cell office:value-type="float" office:value="2.52280786640607">
                <text:p>2.52280786640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5.05143158870976">
                <text:p>5.05143158870976</text:p>
              </table:table-cell>
              <table:table-cell office:value-type="float" office:value="2.60512856319933">
                <text:p>2.60512856319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">
                <text:p>1080</text:p>
              </table:table-cell>
              <table:table-cell office:value-type="float" office:value="5.2848481410881">
                <text:p>5.2848481410881</text:p>
              </table:table-cell>
              <table:table-cell office:value-type="float" office:value="3.51145490250445">
                <text:p>3.51145490250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4.02177549542175">
                <text:p>4.02177549542175</text:p>
              </table:table-cell>
              <table:table-cell office:value-type="float" office:value="3.33301928186299">
                <text:p>3.333019281862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